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erdana" svg:font-family="Verdana, Arial, Helvetic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3193" officeooo:paragraph-rsid="00033193"/>
    </style:style>
    <style:style style:name="P2" style:family="paragraph" style:parent-style-name="Standard">
      <style:text-properties fo:color="#666666" style:text-line-through-style="none" style:text-line-through-type="none" style:font-name="Verdana" fo:font-size="6.59999990463257pt" style:text-underline-style="none" style:text-blinking="false"/>
    </style:style>
    <style:style style:name="P3" style:family="paragraph" style:parent-style-name="Standard">
      <style:text-properties style:font-name="Arial" fo:font-size="14pt" officeooo:rsid="00033193" officeooo:paragraph-rsid="00033193" style:font-size-asian="14pt" style:font-size-complex="14pt"/>
    </style:style>
    <style:style style:name="P4" style:family="paragraph" style:parent-style-name="Standard">
      <style:paragraph-properties fo:break-before="page"/>
      <style:text-properties officeooo:rsid="00033193" officeooo:paragraph-rsid="00033193"/>
    </style:style>
    <style:style style:name="P5" style:family="paragraph" style:parent-style-name="Standard">
      <style:paragraph-properties fo:text-align="start" style:justify-single-word="false" style:writing-mode="rl-tb"/>
      <style:text-properties fo:font-variant="normal" fo:text-transform="none" fo:color="#666666" style:text-line-through-style="none" style:text-line-through-type="none" style:font-name="Verdana" fo:font-size="6.59999990463257pt" fo:letter-spacing="normal" fo:font-style="normal" style:text-underline-style="none" fo:font-weight="normal" officeooo:rsid="00033193" officeooo:paragraph-rsid="00033193" style:text-blinking="false"/>
    </style:style>
    <style:style style:name="P6" style:family="paragraph" style:parent-style-name="Standard">
      <style:paragraph-properties fo:margin-top="0cm" fo:margin-bottom="0.499cm" loext:contextual-spacing="false"/>
      <style:text-properties fo:color="#666666" style:text-line-through-style="none" style:text-line-through-type="none" style:font-name="Verdana" fo:font-size="6.59999990463257pt" style:text-underline-style="none" style:text-blinking="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officeooo:rsid="00033193" officeooo:paragraph-rsid="00033193"/>
    </style:style>
    <style:style style:name="P9" style:family="paragraph" style:parent-style-name="Text_20_body">
      <style:paragraph-properties fo:text-align="start" style:justify-single-word="false" fo:break-before="page" style:writing-mode="rl-tb"/>
      <style:text-properties officeooo:rsid="00033193" officeooo:paragraph-rsid="00033193"/>
    </style:style>
    <style:style style:name="P10" style:family="paragraph" style:parent-style-name="Text_20_body">
      <style:text-properties officeooo:rsid="00033193" officeooo:paragraph-rsid="00033193"/>
    </style:style>
    <style:style style:name="P11" style:family="paragraph" style:parent-style-name="Text_20_body">
      <style:paragraph-properties fo:text-align="start" style:justify-single-word="false" style:writing-mode="rl-tb"/>
      <style:text-properties officeooo:rsid="00033193" officeooo:paragraph-rsid="00033193"/>
    </style:style>
    <style:style style:name="T1" style:family="text">
      <style:text-properties fo:font-variant="normal" fo:text-transform="none" fo:color="#666666" style:text-line-through-style="none" style:text-line-through-type="none" style:font-name="Verdana" fo:font-size="6.59999990463257pt" fo:letter-spacing="normal" fo:font-style="normal" style:text-underline-style="none" fo:font-weight="normal" style:text-blinking="false"/>
    </style:style>
    <style:style style:name="T2" style:family="text">
      <style:text-properties fo:font-variant="normal" fo:text-transform="none" fo:color="#666666" style:text-line-through-style="none" style:text-line-through-type="none" style:font-name="Verdana" fo:font-size="6.59999990463257pt" fo:letter-spacing="normal" fo:font-style="normal" style:text-underline-style="none" fo:font-weight="normal" style:text-blinking="false" fo:background-color="#ffffff" loext:char-shading-value="0"/>
    </style:style>
    <style:style style:name="T3" style:family="text">
      <style:text-properties fo:font-variant="normal" fo:text-transform="none" fo:color="#666666" style:text-line-through-style="none" style:text-line-through-type="none" fo:font-size="6.59999990463257pt" fo:letter-spacing="normal" fo:font-style="normal" style:text-underline-style="none" fo:font-weight="normal" style:text-blinking="false" fo:background-color="#ffffff" loext:char-shading-value="0"/>
    </style:style>
    <style:style style:name="T4" style:family="text">
      <style:text-properties fo:font-variant="normal" fo:text-transform="none" fo:color="#666666" style:text-line-through-style="none" style:text-line-through-type="none" fo:letter-spacing="normal" fo:font-style="normal" style:text-underline-style="none" fo:font-weight="normal" style:text-blinking="false" fo:background-color="#ffffff" loext:char-shading-value="0"/>
    </style:style>
    <style:style style:name="T5" style:family="text">
      <style:text-properties fo:font-variant="normal" fo:text-transform="none" fo:color="#ff0000" style:text-line-through-style="none" style:text-line-through-type="none" style:font-name="Verdana" fo:font-size="6.59999990463257pt" fo:letter-spacing="normal" fo:font-style="normal" style:text-underline-style="none" fo:font-weight="bold" style:text-blinking="false"/>
    </style:style>
    <style:style style:name="T6" style:family="text">
      <style:text-properties fo:background-color="#ffffff" loext:char-shading-value="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solucionari" form:apply-filter="true" form:enctype="multipart/formdata" form:method="post" form:control-implementation="ooo:com.sun.star.form.component.Form" office:target-frame="" xlink:href="http://corrector.php/" xlink:type="simple">
          <form:properties>
            <form:property form:property-name="PropertyChangeNotificationEnabled" office:value-type="boolean" office:boolean-value="true"/>
          </form:properties>
        </form:form>
        <form:form form:name="solucionari" form:apply-filter="true" form:enctype="multipart/formdata" form:method="post" form:control-implementation="ooo:com.sun.star.form.component.Form" office:target-frame="" xlink:href="http://corrector.php/" xlink:type="simple">
          <form:properties>
            <form:property form:property-name="PropertyChangeNotificationEnabled" office:value-type="boolean" office:boolean-value="true"/>
          </form:properties>
        </form:form>
        <form:form form:name="solucionari" form:apply-filter="true" form:enctype="multipart/formdata" form:method="post" form:control-implementation="ooo:com.sun.star.form.component.Form" office:target-frame="" xlink:href="http://corrector.php/" xlink:type="simple">
          <form:properties>
            <form:property form:property-name="PropertyChangeNotificationEnabled" office:value-type="boolean" office:boolean-value="true"/>
          </form:properties>
        </form:form>
        <form:form form:name="solucionari" form:apply-filter="true" form:enctype="multipart/formdata" form:method="post" form:control-implementation="ooo:com.sun.star.form.component.Form" office:target-frame="" xlink:href="http://corrector.php/" xlink:type="simple">
          <form:properties>
            <form:property form:property-name="PropertyChangeNotificationEnabled" office:value-type="boolean" office:boolean-value="true"/>
          </form:properties>
        </form:form>
        <form:form form:name="solucionari" form:apply-filter="true" form:enctype="multipart/formdata" form:method="post" form:control-implementation="ooo:com.sun.star.form.component.Form" office:target-frame="" xlink:href="http://corrector.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i 1</text:p>
      <text:p text:style-name="P1"/>
      <text:p text:style-name="P1"><text:span text:style-name="T5">Atenció Roberto Antonio:</text:span><text:span text:style-name="T1"> </text:span><text:span text:style-name="Strong_20_Emphasis"><text:span text:style-name="T1">NOTA</text:span></text:span><text:span text:style-name="T1">: Si la temperatura és exactament el </text:span><text:span text:style-name="Strong_20_Emphasis"><text:span text:style-name="T1">punt d'ebullició, es considera que l'estat és gas</text:span></text:span><text:span text:style-name="T1">. Així mateix, si és exactament el de </text:span><text:span text:style-name="Strong_20_Emphasis"><text:span text:style-name="T1">fusió, considerarem que l'estat és sòlid. </text:span></text:span></text:p>
      <text:section text:style-name="Sect1" text:name="content">
        <text:p text:style-name="P2">Dissenyar un programa en C++ per a la següent especificació:<text:line-break/><text:line-break/>PROBLEMA: El punt d'ebullició de l'aigua cau al voltant d'un grau centígrad per cada 300 metres (o 1.000 peus) d'altitud (valors aproximats). Fer un programa que llegeixi un valor real que representa la temperatura de l'aigua, una lletra C per Celsius o F per Fahrenheit, un valor real que representa l'altitud, i una lletra M per metres o P per peus. Escriure si, en aquestes condicions, l'aigua és líquida, sòlida o gasosa. Nota: Assumirem que les altituds entrades són positives i que el punt de congelació no s'altera amb l'altitud. <text:line-break/><text:line-break/>ENTRADA: La &lt;temperatura&gt; de l'aigua (valor real), l'&lt;escala&gt; de temperatura Celsius o Fahrenheit (caràcter C o F), l'&lt;altitud&gt; (valor real) i la &lt;unitat&gt; de mesura de l'altitud (caràcter M pels metres o P pels peus).<text:line-break/><text:line-break/>SORTIDA: Un string que expressa l'estat de l'aigua en les circumstàncies entrades, que pot ser "Solid", "Liquid" o "Gas". Veure exemple.<text:line-break/><text:line-break/>EXEMPLES:<text:line-break/><text:line-break/>Entra la temperatura en graus: 99<text:line-break/>Entra C per Celsius o F per Fahrenheit: C<text:line-break/>Entra l'altitud sobre el nivell del mar: 1000<text:line-break/>Entra M per metres o P per peus: P<text:line-break/>Estat de l'aigua: Gas<text:line-break/><text:line-break/>Entra la temperatura en graus: 211<text:line-break/>Entra C per Celsius o F per Fahrenheit: F<text:line-break/>Entra l'altitud sobre el nivell del mar: 166<text:line-break/>Entra M per metres o P per peus: M<text:line-break/>Estat de l'aigua: Liquid<text:line-break/><text:line-break/><text:line-break/>Entra la temperatura en graus: 211<text:line-break/>Entra C per Celsius o F per Fahrenheit: F<text:line-break/>Entra l'altitud sobre el nivell del mar: 167<text:line-break/>Entra M per metres o P per peus: M<text:line-break/>Estat de l'aigua: Gas<text:line-break/><text:line-break/>Entra la temperatura en graus: -11<text:line-break/>Entra C per Celsius o F per Fahrenheit: F<text:line-break/>Entra l'altitud sobre el nivell del mar: 100<text:line-break/>Entra M per metres o P per peus: P<text:line-break/>Estat de l'aigua: Solid</text:p>
      </text:section>
      <text:p text:style-name="P1"/>
      <text:p text:style-name="P4">Exercici 2</text:p>
      <text:p text:style-name="P1"/>
      <text:p text:style-name="P1"/>
      <text:p text:style-name="P1"><text:span text:style-name="T2"/></text:p>
      <text:section text:style-name="Sect1" text:name="Sección2">
        <text:p text:style-name="P6"><text:bookmark text:name="content1"/>Dissenyar un programa en C++ per a la següent especificació:<text:line-break/><text:line-break/>PROBLEMA: Escriure un programa que, donada una &lt;puntuacio&gt; natural entre 0 i 100, escrigui el nivell assolit (lletra) segons el quadre següent: <text:line-break/><text:line-break/>PUNTS NIVELL<text:line-break/><text:line-break/>90-100: A<text:line-break/>80- 89: B<text:line-break/>70- 79: C<text:line-break/>60- 69: D<text:line-break/>&lt;60 : F<text:line-break/><text:line-break/>ENTRADA: Una &lt;puntuacio&gt; (valor natural entre 0 i 100).<text:line-break/><text:line-break/>SORTIDA: Escriure la lletra que correspon al nivell assolit. Veure enunciat i exemples.<text:line-break/><text:line-break/>EXEMPLES:<text:line-break/><text:line-break/>Puntuacio: 89<text:line-break/>Nivell assolit: B<text:line-break/><text:line-break/>Puntuacio: 90<text:line-break/>Nivell assolit: A<text:line-break/><text:line-break/>Puntuacio: 35<text:line-break/>Nivell assolit: F</text:p>
      </text:section>
      <text:p text:style-name="P1"><text:span text:style-name="T2"/></text:p>
      <text:p text:style-name="P7">Exercici 3</text:p>
      <text:p text:style-name="P3"><text:span text:style-name="T4"/></text:p>
      <text:p text:style-name="P3"><text:span text:style-name="T2"/></text:p>
      <text:section text:style-name="Sect1" text:name="Sección3">
        <text:p text:style-name="P6"><text:bookmark text:name="content2"/>Dissenyar un programa en C++ per a la següent especificació:<text:line-break/><text:line-break/>PROBLEMA: Escriure un programa que determini si dues reunions en un mateix dia expressades amb hora d'inici i hora d'acabament (valors naturals) es solapen. Per exemple, es solapen les reunions 10-12 i 11-13? I les reunions 9-11 i 15-18?<text:line-break/><text:line-break/>ENTRADA: L'&lt;hora_inici_1&gt; i l'&lt;hora_fi_1&gt; de la primera reunió i l'&lt;hora_inici_2&gt; i l'&lt;hora_fi_2&gt; de la segona reunió. Tots els valors són naturals i es deixarà un espai en blanc entre l'hora d'inici i l'hora de fi de cada reunió. Veure exemples.<text:line-break/><text:line-break/>SORTIDA: Un string que expressa si hi ha o no solapament entre les reunions entrades. Veure exemples.<text:line-break/><text:line-break/>EXEMPLES:<text:line-break/><text:line-break/>Hora inici i fi de la primera reunio: 10 12<text:line-break/>Hora inici i fi de la segona reunio: 11 14<text:line-break/>Hi ha solapament entre les reunions!<text:line-break/><text:line-break/><text:line-break/>Hora inici i fi de la primera reunio: 10 12<text:line-break/>Hora inici i fi de la segona reunio: 12 14<text:line-break/>No hi ha solapament entre les reunions!</text:p>
      </text:section>
      <text:p text:style-name="P3"><text:span text:style-name="T2"/></text:p>
      <text:p text:style-name="P8">Exercici 4</text:p>
      <text:p text:style-name="P10"/>
      <text:p text:style-name="P1"><text:span text:style-name="T6"/></text:p>
      <text:section text:style-name="Sect1" text:name="Sección4">
        <text:p text:style-name="P2"><text:bookmark text:name="content3"/>Dissenyar un programa en C++ per a la següent especificació:<text:line-break/><text:line-break/>PROBLEMA: Donada una estació de l'any i una temperatura, escriure un missatge respecte a la sensació humana d'aquesta temperatura. <text:line-break/><text:line-break/>ENTRADA: Un caràcter corresponent a l'estació de l'any: &lt;P&gt;rimavera, &lt;E&gt;stiu, &lt;Tardor&gt;, i &lt;H&gt;ivern; i un real com &lt;temperatura&gt; del dia d'avui.<text:line-break/><text:line-break/>SORTIDA: Missatge respecte a la nostra sensació tèrmica de "Enfredolicat", "Acalorat", o "Confortable" depenent de si la &lt;temperatura&gt; s'escau estrictament per sota de la mínima de l'estació, per sobre de la màxima, o en l'interval de la mínima i la màxima, respectivament. Aquestes mitjanes de (mínima, màxima) pel Gironès les establim en (9.87, 24.67), (15.53, 28.51), (6.23, i 19.67), i (1.74, 16.17), respectivament per la primavera, estiu, tardor, i hivern (extret de la Generalitat de Catalunya, Institut d'Estadística de Catalunya, Gironès, 2014).<text:line-break/><text:line-break/>EXEMPLES:<text:line-break/>Estacio [P|E|T|H] i temperatura d'avui: P 19<text:line-break/>Confortable<text:line-break/><text:line-break/>Estacio [P|E|T|H] i temperatura d'avui: E15.529<text:line-break/>Enfredolicat</text:p>
      </text:section>
      <text:p text:style-name="P1"><text:span text:style-name="T6"/></text:p>
      <text:p text:style-name="P9">Exercici 5</text:p>
      <text:p text:style-name="P5"/>
      <text:section text:style-name="Sect1" text:name="Sección1">
        <text:p text:style-name="P2"><text:bookmark text:name="content"/>Dissenyar un programa en C++ per a la següent especificació:<text:line-break/><text:line-break/>PROBLEMA: Validació d'una data gregoriana. Considerarem com a rang vàlid d'inici pel calendari gregorià l'any 1583.<text:line-break/><text:line-break/>ENTRADA: Una data en format de 3 naturals consecutius indicant &lt;dia&gt;, &lt;mes&gt;, i &lt;any&gt;.<text:line-break/><text:line-break/>SORTIDA: El programa retorna 0 si la data és correcte (i escriu la resposta "Valida"), i qualsevol altre valor diferent de 0 si no ho és (escrivint la resposta "Incorrecta").<text:line-break/><text:line-break/>EXEMPLES:<text:line-break/>Data format &lt;dia&gt; &lt;mes&gt; &lt;any&gt;:<text:line-break/>20 15 9900<text:line-break/>Incorrecta<text:line-break/><text:line-break/>Data format &lt;dia&gt; &lt;mes&gt; &lt;any&gt;:<text:line-break/>29 2 7488<text:line-break/>Valida</text:p>
      </text:section>
      <text:p text:style-name="P5"/>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erdana" svg:font-family="Verdana, Arial, Helvetica,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4T11:01:13.091000000</meta:creation-date>
    <dc:date>2019-10-04T11:06:13.795000000</dc:date>
    <meta:editing-duration>PT5M2S</meta:editing-duration>
    <meta:editing-cycles>1</meta:editing-cycles>
    <meta:document-statistic meta:table-count="0" meta:image-count="0" meta:object-count="0" meta:page-count="5" meta:paragraph-count="11" meta:word-count="825" meta:character-count="4955" meta:non-whitespace-character-count="4102"/>
    <meta:generator>LibreOffice/6.3.1.2$Windows_X86_64 LibreOffice_project/b79626edf0065ac373bd1df5c28bd630b4424273</meta:generator>
  </office:meta>
</office:document-meta>
</file>